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3.4319in" style:rel-column-width="33605*"/>
    </style:style>
    <style:style style:name="Table1.B" style:family="table-column">
      <style:table-column-properties style:column-width="0.4694in" style:rel-column-width="4595*"/>
    </style:style>
    <style:style style:name="Table1.C" style:family="table-column">
      <style:table-column-properties style:column-width="2.7917in" style:rel-column-width="27335*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in" fo:border="none"/>
    </style:style>
    <style:style style:name="Table1.A7" style:family="table-cell">
      <style:table-cell-properties style:vertical-align="bottom" fo:padding-left="0in" fo:padding-right="0in" fo:padding-top="0.1111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style:font-name="Arial" fo:font-size="9.5pt" fo:font-weight="bold" officeooo:rsid="000d9e36" officeooo:paragraph-rsid="001c0070" style:font-size-asian="9.5pt" style:font-weight-asian="bold" style:font-size-complex="9.5pt" style:font-weight-complex="bold"/>
    </style:style>
    <style:style style:name="P2" style:family="paragraph" style:parent-style-name="Paragraph_20_style">
      <style:paragraph-properties fo:margin-left="0in" fo:margin-right="0in" fo:text-indent="0in" style:auto-text-indent="false" style:writing-mode="lr-tb">
        <style:tab-stops/>
      </style:paragraph-properties>
      <style:text-properties officeooo:rsid="0016a488" officeooo:paragraph-rsid="0016a488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9.5pt" fo:font-weight="normal" officeooo:paragraph-rsid="001c0070" style:font-size-asian="9.5pt" style:font-weight-asian="normal" style:font-size-complex="9.5pt" style:font-weight-complex="normal"/>
    </style:style>
    <style:style style:name="P4" style:family="paragraph" style:parent-style-name="Standard">
      <style:paragraph-properties fo:margin-top="0in" fo:margin-bottom="0in" style:contextual-spacing="false"/>
      <style:text-properties officeooo:paragraph-rsid="001c0070"/>
    </style:style>
    <style:style style:name="P5" style:family="paragraph" style:parent-style-name="Standard">
      <style:text-properties officeooo:paragraph-rsid="001c0070"/>
    </style:style>
    <style:style style:name="P6" style:family="paragraph" style:parent-style-name="Table_20_Contents">
      <style:text-properties officeooo:paragraph-rsid="0016a488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.5pt" fo:font-weight="bold" officeooo:paragraph-rsid="001c0070" style:font-size-asian="9.5pt" style:font-weight-asian="bold" style:font-size-complex="9.5pt" style:font-weight-complex="bold"/>
    </style:style>
    <style:style style:name="P8" style:family="paragraph" style:parent-style-name="Table_20_Contents">
      <style:text-properties fo:font-size="9.5pt" fo:font-weight="bold" officeooo:paragraph-rsid="001c0070" style:font-size-asian="9.5pt" style:font-weight-asian="bold" style:font-size-complex="9.5pt" style:font-weight-complex="bold"/>
    </style:style>
    <style:style style:name="P9" style:family="paragraph" style:parent-style-name="Table_20_Contents">
      <style:text-properties fo:font-size="9.5pt" officeooo:paragraph-rsid="001c0070" style:font-size-asian="9.5pt" style:font-size-complex="9.5pt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.5pt" fo:font-weight="normal" officeooo:paragraph-rsid="001c0070" style:font-size-asian="9.5pt" style:font-weight-asian="normal" style:font-size-complex="9.5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9.5pt" fo:font-weight="normal" officeooo:paragraph-rsid="001c0070" style:font-size-asian="9.5pt" style:font-weight-asian="normal" style:font-size-complex="9.5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9.5pt" fo:font-style="italic" fo:font-weight="normal" officeooo:paragraph-rsid="001c0070" style:font-size-asian="9.5pt" style:font-style-asian="italic" style:font-weight-asian="normal" style:font-size-complex="9.5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9.5pt" fo:font-style="italic" fo:font-weight="normal" officeooo:paragraph-rsid="001c0070" style:font-size-asian="9.5pt" style:font-style-asian="italic" style:font-weight-asian="normal" style:font-size-complex="9.5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8pt" fo:font-weight="bold" officeooo:paragraph-rsid="001c0070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8pt" fo:font-weight="bold" officeooo:rsid="0182607b" officeooo:paragraph-rsid="001c0070" style:font-size-asian="18pt" style:font-weight-asian="bold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style="italic" fo:font-weight="normal" officeooo:paragraph-rsid="001c0070" style:font-size-asian="17.5pt" style:font-style-asian="italic" style:font-weight-asian="normal" style:font-size-complex="20pt" style:font-style-complex="italic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size="10pt" fo:font-style="italic" fo:font-weight="normal" officeooo:paragraph-rsid="001c0070" style:font-size-asian="17.5pt" style:font-style-asian="italic" style:font-weight-asian="normal" style:font-size-complex="20pt" style:font-style-complex="italic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10pt" fo:font-weight="bold" officeooo:paragraph-rsid="001c0070" style:font-size-asian="17.5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8pt" officeooo:paragraph-rsid="001c0070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officeooo:paragraph-rsid="001c0070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font-size="8pt" officeooo:rsid="0094ccbc" officeooo:paragraph-rsid="001c0070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normal" officeooo:paragraph-rsid="001c0070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6pt" fo:font-weight="normal" officeooo:paragraph-rsid="001c0070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.5pt" fo:font-weight="bold" officeooo:paragraph-rsid="001c0070" style:font-size-asian="9.5pt" style:font-weight-asian="bold" style:font-size-complex="9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.5pt" officeooo:paragraph-rsid="001c0070" style:font-size-asian="9.5pt" style:font-size-complex="9.5pt"/>
    </style:style>
    <style:style style:name="P26" style:family="paragraph" style:parent-style-name="Table_20_Contents">
      <style:text-properties style:font-name="Arial" fo:font-size="9.5pt" officeooo:paragraph-rsid="001c0070" style:font-size-asian="9.5pt" style:font-size-complex="9.5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.5pt" fo:font-weight="normal" officeooo:paragraph-rsid="001c0070" style:font-size-asian="9.5pt" style:font-weight-asian="normal" style:font-size-complex="9.5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.5pt" fo:font-weight="normal" officeooo:paragraph-rsid="001c0070" style:font-size-asian="9.5pt" style:font-weight-asian="normal" style:font-size-complex="9.5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.5pt" fo:font-style="italic" fo:font-weight="normal" officeooo:paragraph-rsid="001c0070" style:font-size-asian="9.5pt" style:font-style-asian="italic" style:font-weight-asian="normal" style:font-size-complex="9.5pt" style:font-style-complex="italic" style:font-weight-complex="normal"/>
    </style:style>
    <style:style style:name="P30" style:family="paragraph" style:parent-style-name="Text_20_body">
      <style:paragraph-properties fo:margin-top="0in" fo:margin-bottom="0in" style:contextual-spacing="false" fo:break-before="page"/>
      <style:text-properties officeooo:paragraph-rsid="001c0070"/>
    </style:style>
    <style:style style:name="P31" style:family="paragraph" style:parent-style-name="Text_20_body">
      <style:paragraph-properties fo:margin-top="0in" fo:margin-bottom="0in" style:contextual-spacing="false"/>
      <style:text-properties officeooo:paragraph-rsid="001c0070"/>
    </style:style>
    <style:style style:name="T1" style:family="text">
      <style:text-properties officeooo:rsid="0005c4c3"/>
    </style:style>
    <style:style style:name="T2" style:family="text">
      <style:text-properties officeooo:rsid="0118e40c"/>
    </style:style>
    <style:style style:name="T3" style:family="text">
      <style:text-properties officeooo:rsid="014a2f88"/>
    </style:style>
    <style:style style:name="T4" style:family="text">
      <style:text-properties officeooo:rsid="01613b31"/>
    </style:style>
    <style:style style:name="T5" style:family="text">
      <style:text-properties officeooo:rsid="014b9e37"/>
    </style:style>
    <style:style style:name="T6" style:family="text">
      <style:text-properties officeooo:rsid="0021db31"/>
    </style:style>
    <style:style style:name="T7" style:family="text">
      <style:text-properties officeooo:rsid="0162d0b1"/>
    </style:style>
    <style:style style:name="T8" style:family="text">
      <style:text-properties officeooo:rsid="00f32ee0"/>
    </style:style>
    <style:style style:name="T9" style:family="text">
      <style:text-properties officeooo:rsid="0187af49"/>
    </style:style>
    <style:style style:name="T10" style:family="text">
      <style:text-properties officeooo:rsid="0188bb6e"/>
    </style:style>
    <style:style style:name="T11" style:family="text">
      <style:text-properties officeooo:rsid="00f316ba"/>
    </style:style>
    <style:style style:name="T12" style:family="text">
      <style:text-properties officeooo:rsid="00c5a479"/>
    </style:style>
    <style:style style:name="T13" style:family="text">
      <style:text-properties officeooo:rsid="0185d003"/>
    </style:style>
    <style:style style:name="T14" style:family="text">
      <style:text-properties officeooo:rsid="008d2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a xlink:type="simple" xlink:href="py3o://for=%22o%20in%20objects%22" text:style-name="Internet_20_link" text:visited-style-name="Visited_20_Internet_20_Link"><text:span text:style-name="T4">for="o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8"/>
          </table:table-cell>
          <table:table-cell table:style-name="Table1.A1" table:number-rows-spanned="6" office:value-type="string">
            <text:p text:style-name="P9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10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10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10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10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10"/>
          </table:table-cell>
        </table:table-row>
        <table:table-row>
          <table:table-cell table:style-name="Table1.A7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P5"><text:a xlink:type="simple" xlink:href="py3o:///for" text:style-name="Internet_20_link" text:visited-style-name="Visited_20_Internet_20_Link"><text:span text:style-name="T14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TY_5f_CELL_5f_STYLE" style:display-name="EMPTY_CELL_STYLE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SansSerif" fo:font-family="SansSerif" style:font-family-generic="swiss" fo:font-size="1pt" fo:language="en" fo:country="US" style:font-name-asian="SansSerif1" style:font-family-asian="SansSerif" style:font-family-generic-asian="system" style:font-pitch-asian="variable" style:font-size-asian="1pt" style:language-asian="en" style:country-asian="US" style:font-name-complex="SansSerif1" style:font-family-complex="SansSerif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4T21:40:30.138000000</meta:creation-date>
    <meta:generator>LibreOffice/7.4.3.2$Windows_X86_64 LibreOffice_project/1048a8393ae2eeec98dff31b5c133c5f1d08b890</meta:generator>
    <dc:date>2025-08-17T18:33:02.518000000</dc:date>
    <meta:editing-duration>PT37M14S</meta:editing-duration>
    <meta:editing-cycles>11</meta:editing-cycles>
    <meta:document-statistic meta:table-count="1" meta:image-count="0" meta:object-count="0" meta:page-count="2" meta:paragraph-count="2" meta:word-count="4" meta:character-count="22" meta:non-whitespace-character-count="20"/>
  </office:meta>
</office:document-meta>
</file>